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c22" officeooo:paragraph-rsid="000fbc22"/>
    </style:style>
    <style:style style:name="P2" style:family="paragraph" style:parent-style-name="Standard">
      <style:text-properties officeooo:rsid="000fbc22" officeooo:paragraph-rsid="0010ad23"/>
    </style:style>
    <style:style style:name="P3" style:family="paragraph" style:parent-style-name="Standard">
      <style:text-properties officeooo:rsid="0011ff96" officeooo:paragraph-rsid="0011ff96"/>
    </style:style>
    <style:style style:name="P4" style:family="paragraph" style:parent-style-name="Standard">
      <style:text-properties officeooo:rsid="0012d31e" officeooo:paragraph-rsid="0012d31e"/>
    </style:style>
    <style:style style:name="P5" style:family="paragraph" style:parent-style-name="Standard">
      <style:text-properties officeooo:rsid="0013ef9e" officeooo:paragraph-rsid="0013ef9e"/>
    </style:style>
    <style:style style:name="P6" style:family="paragraph" style:parent-style-name="Standard">
      <style:text-properties style:text-position="0% 100%" officeooo:rsid="000fbc22" officeooo:paragraph-rsid="0010ad23"/>
    </style:style>
    <style:style style:name="P7" style:family="paragraph" style:parent-style-name="Standard">
      <style:text-properties style:text-position="0% 100%" officeooo:rsid="000fbc29" officeooo:paragraph-rsid="0010ad23"/>
    </style:style>
    <style:style style:name="P8" style:family="paragraph" style:parent-style-name="Standard">
      <style:text-properties style:text-position="0% 100%" officeooo:rsid="000fbc29" officeooo:paragraph-rsid="000fbc29"/>
    </style:style>
    <style:style style:name="P9" style:family="paragraph" style:parent-style-name="Standard">
      <style:text-properties style:text-position="0% 100%" officeooo:rsid="0011ff96" officeooo:paragraph-rsid="0010ad23"/>
    </style:style>
    <style:style style:name="P10" style:family="paragraph" style:parent-style-name="Standard">
      <style:text-properties style:text-position="0% 100%" officeooo:rsid="0011ff96" officeooo:paragraph-rsid="0011ff96"/>
    </style:style>
    <style:style style:name="P11" style:family="paragraph" style:parent-style-name="Standard">
      <style:text-properties style:text-position="0% 100%" officeooo:rsid="0012d31e" officeooo:paragraph-rsid="0011ff96"/>
    </style:style>
    <style:style style:name="P12" style:family="paragraph" style:parent-style-name="Standard">
      <style:text-properties style:text-position="0% 100%" officeooo:rsid="0012d31e" officeooo:paragraph-rsid="0012d31e"/>
    </style:style>
    <style:style style:name="P13" style:family="paragraph" style:parent-style-name="Standard">
      <style:text-properties style:text-position="0% 100%" officeooo:rsid="0013ef9e" officeooo:paragraph-rsid="0012d31e"/>
    </style:style>
    <style:style style:name="P14" style:family="paragraph" style:parent-style-name="Standard">
      <style:text-properties style:text-position="0% 100%" style:text-underline-style="none" officeooo:rsid="00140c93" officeooo:paragraph-rsid="00140c93"/>
    </style:style>
    <style:style style:name="P15" style:family="paragraph" style:parent-style-name="Standard">
      <style:paragraph-properties fo:break-before="page"/>
      <style:text-properties style:text-position="0% 100%" style:text-underline-style="solid" style:text-underline-width="auto" style:text-underline-color="font-color" officeooo:rsid="00140c93" officeooo:paragraph-rsid="00140c93"/>
    </style:style>
    <style:style style:name="P16" style:family="paragraph" style:parent-style-name="Standard">
      <style:paragraph-properties fo:break-before="page"/>
      <style:text-properties style:text-position="0% 100%" style:text-underline-style="none" officeooo:rsid="00140c93" officeooo:paragraph-rsid="00140c93"/>
    </style:style>
    <style:style style:name="P17" style:family="paragraph" style:parent-style-name="Standard">
      <style:paragraph-properties fo:text-align="end" style:justify-single-word="false" fo:break-before="page"/>
      <style:text-properties style:text-position="0% 100%" officeooo:rsid="00166451" officeooo:paragraph-rsid="00166451"/>
    </style:style>
    <style:style style:name="P18" style:family="paragraph" style:parent-style-name="Heading_20_1">
      <style:text-properties officeooo:paragraph-rsid="00166451"/>
    </style:style>
    <style:style style:name="P19" style:family="paragraph" style:parent-style-name="Header">
      <style:text-properties fo:font-variant="small-caps" officeooo:rsid="000f0ce1" officeooo:paragraph-rsid="000f0ce1" style:font-size-asian="10.5pt"/>
    </style:style>
    <style:style style:name="P20" style:family="paragraph" style:parent-style-name="Standard">
      <style:paragraph-properties fo:text-align="end" style:justify-single-word="false"/>
      <style:text-properties officeooo:rsid="00166451" officeooo:paragraph-rsid="00166451"/>
    </style:style>
    <style:style style:name="P21" style:family="paragraph" style:parent-style-name="Standard">
      <style:text-properties officeooo:rsid="000fbc29" officeooo:paragraph-rsid="000fbc29"/>
    </style:style>
    <style:style style:name="P22" style:family="paragraph" style:parent-style-name="Standard">
      <style:paragraph-properties fo:break-before="page"/>
      <style:text-properties officeooo:rsid="0010ad23" officeooo:paragraph-rsid="000fbc29"/>
    </style:style>
    <style:style style:name="T1" style:family="text">
      <style:text-properties fo:text-transform="lowercase"/>
    </style:style>
    <style:style style:name="T2" style:family="text">
      <style:text-properties fo:text-transform="capitaliz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1ff96"/>
    </style:style>
    <style:style style:name="T6" style:family="text">
      <style:text-properties style:text-position="0% 100%" officeooo:rsid="0012d31e"/>
    </style:style>
    <style:style style:name="T7" style:family="text">
      <style:text-properties style:text-position="0% 100%" officeooo:rsid="0013ef9e"/>
    </style:style>
    <style:style style:name="T8" style:family="text">
      <style:text-properties style:text-position="0% 100%" style:text-underline-style="solid" style:text-underline-width="auto" style:text-underline-color="font-color"/>
    </style:style>
    <style:style style:name="T9" style:family="text">
      <style:text-properties style:text-position="0% 100%" officeooo:rsid="0010ad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70</text:p>
      <text:h text:style-name="P18" text:outline-level="1">année 1765</text:h>
      <text:p text:style-name="P1">[accolade]</text:p>
      <text:p text:style-name="P1"/>
      <text:p text:style-name="P1">1<text:span text:style-name="T3">er <text:line-break/><text:line-break/></text:span><text:span text:style-name="T4">Le verglas d'hier a causé beaucoup d'accidens<text:line-break/>à Nancy. Il en a été de meme à Lunéville.</text:span></text:p>
      <text:p text:style-name="P6">L'hotel de ville de Nancy aiant fait graver par<text:line-break/>Collin l'estampe de la construction du quartier<text:line-break/>roïal des cazernes. Elle a été presentée ce matin<text:line-break/>au Roy de Pologne à Lunéville. S.M. en a été contente.</text:p>
      <text:p text:style-name="P6"/>
      <text:p text:style-name="P2"><text:span text:style-name="T4">3<text:line-break/><text:line-break/>m</text:span><text:span text:style-name="T3">lle </text:span><text:span text:style-name="T4">Gronier a joué pour la premiere fois à<text:line-break/>Nancy. On l'a trouvé d'une figure charmante,<text:line-break/>froide dans Zaïre, mieux dans la comédie.</text:span></text:p>
      <text:p text:style-name="P1"><text:span text:style-name="T4">jamais nouvel an n'a attiré tant de monde à<text:line-break/>Luneville, comédies, bals, grand jeu, g</text:span><text:span text:style-name="T3">ds </text:span><text:span text:style-name="T4">repas.</text:span></text:p>
      <text:p text:style-name="P6">J'ai vu une lettre de M. Baligand à sa mère,<text:line-break/>il a bien changé de ton et promet d'etre un <text:line-break/>tout autre homme.</text:p>
      <text:p text:style-name="P6"/>
      <text:p text:style-name="P2"><text:span text:style-name="T4">7<text:line-break/>8<text:line-break/>Pluye par huit et 8</text:span><text:span text:style-name="T3">1</text:span><text:span text:style-name="T4">/2 dégrés de chaud</text:span></text:p>
      <text:p text:style-name="P7"/>
      <text:p text:style-name="P7">9<text:line-break/><text:line-break/>Resolu dans l'assemblée de l'hotel de ville de suprimer<text:line-break/>la flèche du clocher de S. Epvre &amp;. on conservera<text:line-break/>le cordon de la lanterne sur lequel sera etabli un<text:line-break/>petit dôme pour servir de pié à la croix.</text:p>
      <text:p text:style-name="P8">Assemblée particulière de l'académie où etaient</text:p>
      <text:p text:style-name="P21"><text:span text:style-name="T4">M</text:span><text:span text:style-name="T3">rs</text:span><text:span text:style-name="T4"> Thibault, de Solignac, Du Rouvrois, andré<text:line-break/>Cupers, de Sivry, de Tervenus, P. Husson et Durival<text:line-break/>l'ainé. On est convenu de lire demain, partie<text:line-break/>du discours sur la theologie, quelques morceaux<text:line-break/>de la traduction et du commentaire. Le</text:span></text:p>
      <text:p text:style-name="P22"><text:span text:style-name="T4">Discours sur le luxe, qui a remporté l'autre<text:line-break/>prix ne s'est point trouvé. Le P. Simonin Jes. De<text:line-break/>Pont a mousson en est l'auteur. C'est M. Bergier<text:line-break/>de Darney, curé au diocèse de Besançon qui<text:line-break/>a traduit la théologie</text:span><text:span text:style-name="T5"> d'hésiode</text:span></text:p>
      <text:p text:style-name="P9"/>
      <text:p text:style-name="P10">10<text:line-break/><text:line-break/>L'assemblée publique de l'académie s'est tenüe<text:line-break/>vers les 4 heures après midi. M. Thibault n'y<text:line-break/>etoit pas, je n'ai pû non plus m'y trouver. M.<text:line-break/>Le cardinal de Choiseul y etoit et neuf à<text:line-break/>dix autres academiciens. On a lû le discours<text:line-break/>préliminaire et quelques morceaux de traduct.<text:line-break/>et de commentaires de la Théogonie. Le Disc.<text:line-break/>Sur le luxe a été lû aussi ; on l'a trouvé faible.</text:p>
      <text:p text:style-name="P10"/>
      <text:p text:style-name="P10">11<text:line-break/><text:line-break/>Mad. De Choiseul, abbesse de S. Louis est à<text:line-break/>Nancy. On jouë aujourd'hui pour elle les<text:line-break/>folies amoureuses. annette et Lubin.</text:p>
      <text:p text:style-name="P10"/>
      <text:p text:style-name="P3"><text:span text:style-name="T4">17<text:line-break/><text:line-break/>M. de Marcol, P</text:span><text:span text:style-name="T3">r</text:span><text:span text:style-name="T4">. g</text:span><text:span text:style-name="T3">l</text:span><text:span text:style-name="T4">. envoye chercher le sindic<text:line-break/>des imprimeurs de Nancy, touchant le Dict.<text:line-break/>Philosophique, et les impressions sans permissions.<text:line-break/>Les Imprimeurs et Libraires, s'assemblent en conseq</text:span><text:span text:style-name="T3">ce</text:span><text:span text:style-name="T4">.</text:span></text:p>
      <text:p text:style-name="P10"/>
      <text:p text:style-name="P3"><text:span text:style-name="T4">18<text:line-break/><text:line-break/>J'ai vû </text:span><text:span text:style-name="T6">l'ardoisière aujourd'hui. La rouë qui<text:line-break/>fait jouer six pompes. Les routes de communication &amp;.</text:span></text:p>
      <text:p text:style-name="P11"/>
      <text:p text:style-name="P4"><text:span text:style-name="T4">22<text:line-break/>mort de J.B. Thimothée de Gautier de Gignéville,<text:line-break/>fils de M. de Gigneville Ch</text:span><text:span text:style-name="T3">e</text:span><text:span text:style-name="T4"> de S. Louis. Sera <text:line-break/>inhumé en l’Église de S. Pierre.</text:span></text:p>
      <text:p text:style-name="P4"><text:span text:style-name="T4">On m'ecrivoit de Mets le 17 qu'un Con</text:span><text:span text:style-name="T3">er</text:span><text:span text:style-name="T4"><text:line-break/>du Parlement ([rature] de la Cours) avoit été</text:span></text:p>
      <text:p text:style-name="P17">71</text:p>
      <text:p text:style-name="P12">obligé de donner sa démission, pour friponnerie<text:line-break/>au Brelan faite il y a 18 mois ; l'avocat dans<text:line-break/>la maison de qui on avoit joué (Deschamps<text:line-break/>de villers) a donné acte de ne plus paroitre<text:line-break/>au barreau.</text:p>
      <text:p text:style-name="P12"/>
      <text:p text:style-name="P4"><text:span text:style-name="T4">23<text:line-break/><text:line-break/>assemblée particuliere de l'académie, où étoient<text:line-break/>M</text:span><text:span text:style-name="T3">rs</text:span><text:span text:style-name="T4">. Du Rouvrois directeur, de Sivry soudirecteur,<text:line-break/>de Tervenus, Gautier, andré, PP. De MenousLeslie,<text:line-break/>harmant et Cupert, de Sozzi, de Nicéville, Dhéguerti<text:line-break/>et Durival l'ainé.</text:span></text:p>
      <text:p text:style-name="P4"><text:span text:style-name="T4">On y a lû les statuts de l'académie, et remarqué<text:line-break/>les changemens arrivé</text:span><text:span text:style-name="T7">s depuis leur datte. Resolu<text:line-break/>que quelques-uns de Messieurs liraient de leurs ouvrages<text:line-break/>à chaque assemblée ; qu'on écriroit à M. de Solignac<text:line-break/>pour avoir les ouvrages qui doivent entrer dans<text:line-break/>la suite des memoires ; qu'on demanderoit aussi le<text:line-break/>catalogue general des livres à remettre à l'hotel<text:line-break/>de ville, et les noms de ceux qui avoient faits<text:line-break/>des dons à la Biblioteque, pour imprimer &amp;.<text:line-break/>Il a été parlé des retablissemens des jettons.</text:span></text:p>
      <text:p text:style-name="P13"/>
      <text:p text:style-name="P5"><text:span text:style-name="T4">24<text:line-break/><text:line-break/>Mons fere Claude m'ecrit : Le Conseil aulique<text:line-break/>m'a fait présent d'un brevet de Secretaire du<text:line-break/>cabinet du Roy, en consideration de mes </text:span><text:span text:style-name="T8">longs<text:line-break/>services, tant comme Secretaire de l'intendance<text:line-break/>qu'en mes qualites actuelles de Greffier en chef</text:span></text:p>
      <text:p text:style-name="P15">du Conseil d’État et d'œconome-séquestre des<text:line-break/>benefices à la nomination de S.M.</text:p>
      <text:p text:style-name="P14"/>
      <text:p text:style-name="P14">27<text:line-break/><text:line-break/>M. l'Intendant arrive à Nancy à 8h. Du <text:line-break/>soir. Il etoit parti de paris le vendredi 25.</text:p>
      <text:p text:style-name="P14"/>
      <text:p text:style-name="P14">28<text:line-break/><text:line-break/>Je recois les trois volumes du recueil<text:line-break/>(héré) des bâtimens du Roy, pour les<text:line-break/>deposer aux archives de l'hotel de ville.</text:p>
      <text:p text:style-name="P14"/>
      <text:p text:style-name="P14">31<text:line-break/><text:line-break/>Le Roy de Pologne vient à la Malg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f0ce1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capitaliz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e</text:span> <text:span text:style-name="MT2">Janvier</text:span><text:tab/>1765</text:p>
        <text:p text:style-name="MP1">du mois.</text:p>
      </style:header>
      <style:footer>
        <text:p text:style-name="Footer"/>
      </style:footer>
    </style:master-page>
    <style:master-page style:name="HTML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04:32.090668000</meta:creation-date>
    <dc:date>2016-01-24T12:42:30.193330000</dc:date>
    <meta:editing-duration>PT51M31S</meta:editing-duration>
    <meta:editing-cycles>9</meta:editing-cycles>
    <meta:generator>LibreOffice/5.0.4.2$MacOSX_X86_64 LibreOffice_project/2b9802c1994aa0b7dc6079e128979269cf95bc78</meta:generator>
    <meta:document-statistic meta:table-count="0" meta:image-count="0" meta:object-count="0" meta:page-count="5" meta:paragraph-count="30" meta:word-count="696" meta:character-count="3917" meta:non-whitespace-character-count="3235"/>
  </office:meta>
</office:document-meta>
</file>